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line-through-style="none" style:text-line-through-type="none" officeooo:rsid="00177566" officeooo:paragraph-rsid="00177566"/>
    </style:style>
    <style:style style:name="P2" style:family="paragraph" style:parent-style-name="Standard">
      <style:paragraph-properties fo:text-align="justify" style:justify-single-word="false"/>
      <style:text-properties style:text-line-through-style="none" style:text-line-through-type="none" officeooo:rsid="001a5471" officeooo:paragraph-rsid="001a5471"/>
    </style:style>
    <style:style style:name="P3" style:family="paragraph" style:parent-style-name="Standard">
      <style:paragraph-properties fo:text-align="justify" style:justify-single-word="false"/>
      <style:text-properties style:text-line-through-style="none" style:text-line-through-type="none" style:font-name="Courier 10 Pitch" officeooo:rsid="001a5471" officeooo:paragraph-rsid="001a5471"/>
    </style:style>
    <style:style style:name="P4" style:family="paragraph" style:parent-style-name="Standard">
      <style:paragraph-properties fo:text-align="justify" style:justify-single-word="false"/>
      <style:text-properties style:text-line-through-style="none" style:text-line-through-type="none" style:font-name="Courier 10 Pitch" officeooo:rsid="001bec36" officeooo:paragraph-rsid="001bec36"/>
    </style:style>
    <style:style style:name="P5" style:family="paragraph" style:parent-style-name="Standard">
      <style:paragraph-properties fo:text-align="justify" style:justify-single-word="false"/>
      <style:text-properties style:text-line-through-style="none" style:text-line-through-type="none" style:font-name="Courier 10 Pitch" officeooo:rsid="001e9d76" officeooo:paragraph-rsid="001e9d76"/>
    </style:style>
    <style:style style:name="P6" style:family="paragraph" style:parent-style-name="Standard">
      <style:paragraph-properties fo:text-align="justify" style:justify-single-word="false"/>
      <style:text-properties style:text-line-through-style="none" style:text-line-through-type="none" style:font-name="Courier 10 Pitch" officeooo:rsid="0021dc3b" officeooo:paragraph-rsid="0021dc3b"/>
    </style:style>
    <style:style style:name="P7" style:family="paragraph" style:parent-style-name="Standard">
      <style:paragraph-properties fo:text-align="justify" style:justify-single-word="false"/>
      <style:text-properties style:text-line-through-style="none" style:text-line-through-type="none" style:font-name="Courier 10 Pitch" officeooo:rsid="002a1f1e" officeooo:paragraph-rsid="002a1f1e"/>
    </style:style>
    <style:style style:name="P8" style:family="paragraph" style:parent-style-name="Standard">
      <style:paragraph-properties fo:text-align="justify" style:justify-single-word="false"/>
      <style:text-properties style:text-line-through-style="none" style:text-line-through-type="none" officeooo:rsid="001a9ca4" officeooo:paragraph-rsid="001a9ca4"/>
    </style:style>
    <style:style style:name="P9" style:family="paragraph" style:parent-style-name="Standard">
      <style:paragraph-properties fo:text-align="justify" style:justify-single-word="false"/>
      <style:text-properties style:text-line-through-style="none" style:text-line-through-type="none" officeooo:rsid="001bec36" officeooo:paragraph-rsid="001bec36"/>
    </style:style>
    <style:style style:name="P10" style:family="paragraph" style:parent-style-name="Standard">
      <style:paragraph-properties fo:text-align="justify" style:justify-single-word="false"/>
      <style:text-properties style:text-line-through-style="none" style:text-line-through-type="none" officeooo:rsid="001e9d76" officeooo:paragraph-rsid="001e9d76"/>
    </style:style>
    <style:style style:name="P11" style:family="paragraph" style:parent-style-name="Standard">
      <style:paragraph-properties fo:text-align="justify" style:justify-single-word="false"/>
      <style:text-properties style:text-line-through-style="none" style:text-line-through-type="none" officeooo:rsid="001f80c6" officeooo:paragraph-rsid="001f80c6"/>
    </style:style>
    <style:style style:name="P12" style:family="paragraph" style:parent-style-name="Standard">
      <style:paragraph-properties fo:text-align="justify" style:justify-single-word="false"/>
      <style:text-properties style:text-line-through-style="none" style:text-line-through-type="none" officeooo:rsid="0021dc3b" officeooo:paragraph-rsid="0021dc3b"/>
    </style:style>
    <style:style style:name="P13" style:family="paragraph" style:parent-style-name="Standard">
      <style:paragraph-properties fo:text-align="justify" style:justify-single-word="false"/>
      <style:text-properties style:text-line-through-style="none" style:text-line-through-type="none" officeooo:rsid="00230088" officeooo:paragraph-rsid="00230088"/>
    </style:style>
    <style:style style:name="P14" style:family="paragraph" style:parent-style-name="Standard" style:list-style-name="L1">
      <style:paragraph-properties fo:text-align="justify" style:justify-single-word="false"/>
      <style:text-properties style:text-line-through-style="none" style:text-line-through-type="none" officeooo:rsid="0024cca9" officeooo:paragraph-rsid="0024cca9"/>
    </style:style>
    <style:style style:name="P15" style:family="paragraph" style:parent-style-name="Standard">
      <style:paragraph-properties fo:text-align="justify" style:justify-single-word="false"/>
      <style:text-properties style:text-line-through-style="none" style:text-line-through-type="none" officeooo:rsid="0024cca9" officeooo:paragraph-rsid="0024cca9"/>
    </style:style>
    <style:style style:name="P16" style:family="paragraph" style:parent-style-name="Standard">
      <style:paragraph-properties fo:text-align="justify" style:justify-single-word="false"/>
      <style:text-properties style:text-line-through-style="none" style:text-line-through-type="none" officeooo:rsid="0024fb27" officeooo:paragraph-rsid="0024fb27"/>
    </style:style>
    <style:style style:name="P17" style:family="paragraph" style:parent-style-name="Standard">
      <style:paragraph-properties fo:text-align="justify" style:justify-single-word="false"/>
      <style:text-properties style:text-line-through-style="none" style:text-line-through-type="none" fo:font-weight="bold" officeooo:rsid="0027d598" officeooo:paragraph-rsid="0027d598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line-through-style="none" style:text-line-through-type="none" officeooo:rsid="0027d598" officeooo:paragraph-rsid="0027d598"/>
    </style:style>
    <style:style style:name="P19" style:family="paragraph" style:parent-style-name="Standard">
      <style:paragraph-properties fo:text-align="justify" style:justify-single-word="false"/>
      <style:text-properties style:text-line-through-style="none" style:text-line-through-type="none" officeooo:rsid="002a1f1e" officeooo:paragraph-rsid="002a1f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officeooo:rsid="0025d7d1"/>
    </style:style>
    <style:style style:name="T4" style:family="text">
      <style:text-properties officeooo:rsid="00188c4d"/>
    </style:style>
    <style:style style:name="T5" style:family="text">
      <style:text-properties officeooo:rsid="001b9fdf"/>
    </style:style>
    <style:style style:name="T6" style:family="text">
      <style:text-properties officeooo:rsid="001d9969"/>
    </style:style>
    <style:style style:name="T7" style:family="text">
      <style:text-properties style:font-name="Courier 10 Pitch"/>
    </style:style>
    <style:style style:name="T8" style:family="text">
      <style:text-properties officeooo:rsid="0021dc3b"/>
    </style:style>
    <style:style style:name="T9" style:family="text">
      <style:text-properties officeooo:rsid="0025d7d1"/>
    </style:style>
    <style:style style:name="T10" style:family="text">
      <style:text-properties officeooo:rsid="002983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Обзор</text:span>.</text:p>
      <text:p text:style-name="P1"><text:tab/>Начиная с версии 2.6.0, CMake поддерживает генератор для Eclipse CDT 4.0 или новее. <text:s/>Он работает вместе с генераторами Makefile-ов (т. е. «Unix Makefiles», «MinGW Makefiles», «MSYS Makefiles» и, возможно, «NMake Makefiles»). Этот генератор создает набор файлов <text:span text:style-name="T2">.project/.cproject</text:span>, которые могут быть импортированы в Eclipse с помощью File → Inport → Existing Eclipse project. </text:p>
      <text:p text:style-name="P1"/>
      <text:p text:style-name="P1"><text:span text:style-name="T1">Использование генератора проектов Eclipse</text:span>.</text:p>
      <text:p text:style-name="P1"><text:tab/><text:span text:style-name="T4">Использование Eclipse CDT генератора проектов не отличается от использования любого другого CMake генератора. Это работает как для сборки в исходниках, так и для сборки из исходников. Для примера, положим, что дерево исходных кодов проекта расположено в каталоге /home/eric/certi_src/. Обязательно наличие файла CMakeLists.txt в каталоге src. Если вы получаете сообщение об ошибке Undefined Reference при импорте в Eclipse, убедитесь, что TARGET_LINK_LIBRARIES установлена правильно.</text:span></text:p>
      <text:p text:style-name="P1"/>
      <text:p text:style-name="P3">TARGET_LINK_LIBRARIES(AwesomeProjectMain ${ITK_LIBRARIES})</text:p>
      <text:p text:style-name="P2"/>
      <text:p text:style-name="P8"><text:tab/>На Linux, эти библиотеки могут существовать в подкаталоге bin в пределах корневого каталога ITK, с расширением «.a».</text:p>
      <text:p text:style-name="P8"><text:tab/><text:span text:style-name="T5">Создайте директорию сборки, зайдите туда и запустите CMake (см. ниже командную строку). Убедитесь, что вы установили CMAKE_BUILD_TYPE в Debug, если вы хотите отлаживать проект с помощью gdb внутри Eclipse CDT. Это не делается автоматически.</text:span></text:p>
      <text:p text:style-name="P9"><text:span text:style-name="T7"/></text:p>
      <text:p text:style-name="P9"><text:span text:style-name="T7">mkdir /home/eric/certi_build</text:span></text:p>
      <text:p text:style-name="P4">cd /home/eric/certi_build</text:p>
      <text:p text:style-name="P4">cmake -G«Eclipse CDT4 — Unix Makefiles»\</text:p>
      <text:p text:style-name="P4"><text:s/><text:tab/><text:tab/>-D CMAKE_BUILD_TYPE=Debug ../certi_src</text:p>
      <text:p text:style-name="P9"/>
      <text:p text:style-name="P9">Важно! Имя вашего проекта должно отличаться от имени вашего исполняемого файла, и от имени каталога сборки. Иначе, Eclipse не подхватит ваш исполняемый файл <text:span text:style-name="T6">при его сборке. Так как имя моей директории сборки certi_build, CMakeLists.txt ниже должен работать (обратите внимание на разницу между именем проекта и именем исполняемого файла).</text:span></text:p>
      <text:p text:style-name="P10"/>
      <text:p text:style-name="P5">PROJECT(AwesomeProject)</text:p>
      <text:p text:style-name="P5">ADD_EXECUTABLE(AwesomeProjectMain</text:p>
      <text:p text:style-name="P5"><text:tab/>main.cpp</text:p>
      <text:p text:style-name="P5"><text:tab/>util.h</text:p>
      <text:p text:style-name="P5"><text:tab/>util.cpp</text:p>
      <text:p text:style-name="P5">)</text:p>
      <text:p text:style-name="P10"/>
      <text:p text:style-name="P11">Теперь в вашем дереве сборки <text:span text:style-name="T8">вы найдете :</text:span></text:p>
      <text:p text:style-name="P6">certi_build/.project</text:p>
      <text:p text:style-name="P6">certi_build/.cproject</text:p>
      <text:p text:style-name="P12"/>
      <text:p text:style-name="P13">Импортируйте созданные проектные файлы в Eclipse:</text:p>
      <text:list xml:id="list3658457784373277387" text:style-name="L1">
        <text:list-item>
          <text:p text:style-name="P14">Импорт проекта с помощью меню File → import.</text:p>
        </text:list-item>
        <text:list-item>
          <text:p text:style-name="P14">Выберете General → Existing projects into workspace.</text:p>
        </text:list-item>
        <text:list-item>
          <text:p text:style-name="P14">В обозревателе найдите ваше дерево сборки и укажите его корень. Галочка «Copy projects into workspace» должна быть снята.</text:p>
        </text:list-item>
        <text:list-item>
          <text:p text:style-name="P14">Вы получили полностью функциональный Eclipse-проект.</text:p>
        </text:list-item>
      </text:list>
      <text:p text:style-name="P15"/>
      <text:p text:style-name="P9"/>
      <text:p text:style-name="P16"><text:soft-page-break/>Вы можете редактировать CMakeLists.txt прямо в Eclipse CDT, плагин CMakeEd может помочь вам с этой задачей. <text:span text:style-name="T3">Когда вы редактируете ваш CMakeLists.txt, рекомендуется удалить текущий проект и выполнить импорт заново</text:span><text:span text:style-name="T9">. </text:span></text:p>
      <text:p text:style-name="P16"/>
      <text:p text:style-name="P17">Использование продвинутых возможностей Eclipse.</text:p>
      <text:p text:style-name="P18"><text:tab/>Eclipse имеет продвинутую поддержку редактора исходников C/C++, включающую навигацию по коду, автозавершение и т. д. Чтобы это работало, исходники должны находиться внутри проекта (дополнительный исходный проект выше не находится внутри проекта). Поэтому генератор проекта Eclipse создает линкуемый ресурс в дереве исходников проекта Eclipse. Это делает возможности C\C++ рабочими. <text:span text:style-name="T10">Этот линкуемый ресурс не создается, если каталог сборки является подкаталогом подкаталогом исходного каталога, поскольку Eclipse не позволяет загружать проекты, у которых есть линкуемые ресурсы, указывающие на родительский каталог. Поэтому мы рекомендуем создавать каталоги сборки не как дочерние, а как сестер исходного каталога. Например:</text:span></text:p>
      <text:p text:style-name="P7">/path/to/source</text:p>
      <text:p text:style-name="P7">/path/to/build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Courier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1:12:53.382229400</meta:creation-date>
    <dc:date>2017-08-14T21:58:20.128026814</dc:date>
    <meta:editing-duration>PT45M14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422" meta:character-count="3299" meta:non-whitespace-character-count="2897"/>
  </office:meta>
</office:document-meta>
</file>